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83in"/>
    </style:style>
    <style:style style:name="co2" style:family="table-column">
      <style:table-column-properties fo:break-before="auto" style:column-width="3.1016in"/>
    </style:style>
    <style:style style:name="co3" style:family="table-column">
      <style:table-column-properties fo:break-before="auto" style:column-width="3.0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um Dumpster</text:p>
          </table:table-cell>
          <table:table-cell office:value-type="string">
            <text:p>2 Girls 1 Cup</text:p>
          </table:table-cell>
          <table:table-cell office:value-type="string">
            <text:p>One trillion dollars</text:p>
          </table:table-cell>
        </table:table-row>
        <table:table-row table:style-name="ro1">
          <table:table-cell office:value-type="string">
            <text:p>Cunt</text:p>
          </table:table-cell>
          <table:table-cell office:value-type="string">
            <text:p>50 Shades of Grey</text:p>
          </table:table-cell>
          <table:table-cell office:value-type="string">
            <text:p>Oprah's Va-Jay-Jay</text:p>
          </table:table-cell>
        </table:table-row>
        <table:table-row table:style-name="ro1">
          <table:table-cell office:value-type="string">
            <text:p>Cutting his dick off</text:p>
          </table:table-cell>
          <table:table-cell office:value-type="string">
            <text:p>70's bush</text:p>
          </table:table-cell>
          <table:table-cell office:value-type="string">
            <text:p>Our homeless veterans</text:p>
          </table:table-cell>
        </table:table-row>
        <table:table-row table:style-name="ro2">
          <table:table-cell office:value-type="string">
            <text:p>David Hasselhoff</text:p>
          </table:table-cell>
          <table:table-cell office:value-type="string">
            <text:p>A 60 year old who is hot in a weird way</text:p>
          </table:table-cell>
          <table:table-cell office:value-type="string">
            <text:p>Paris Hilton</text:p>
          </table:table-cell>
        </table:table-row>
        <table:table-row table:style-name="ro1">
          <table:table-cell office:value-type="string">
            <text:p>dead puppies</text:p>
          </table:table-cell>
          <table:table-cell office:value-type="string">
            <text:p>A Bag of Milky Ways</text:p>
          </table:table-cell>
          <table:table-cell office:value-type="string">
            <text:p>PCP</text:p>
          </table:table-cell>
        </table:table-row>
        <table:table-row table:style-name="ro2">
          <table:table-cell office:value-type="string">
            <text:p>Defying the laws of physics</text:p>
          </table:table-cell>
          <table:table-cell office:value-type="string">
            <text:p>A bar-mitzvah</text:p>
          </table:table-cell>
          <table:table-cell office:value-type="string">
            <text:p>Pedophilia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string">
            <text:p>A beat so fresh, it just might destroy the universe</text:p>
          </table:table-cell>
          <table:table-cell office:value-type="string">
            <text:p>Penguin orgy</text:p>
          </table:table-cell>
        </table:table-row>
        <table:table-row table:style-name="ro1">
          <table:table-cell office:value-type="string">
            <text:p>Diarrhea</text:p>
          </table:table-cell>
          <table:table-cell office:value-type="string">
            <text:p>A bitch slap</text:p>
          </table:table-cell>
          <table:table-cell office:value-type="string">
            <text:p>Penis implants</text:p>
          </table:table-cell>
        </table:table-row>
        <table:table-row table:style-name="ro1">
          <table:table-cell office:value-type="string">
            <text:p>Discovering you're the main dish at a cannibal gathering</text:p>
          </table:table-cell>
          <table:table-cell office:value-type="string">
            <text:p>A bitchy email from your boss</text:p>
          </table:table-cell>
          <table:table-cell office:value-type="string">
            <text:p>People who smell their own socks</text:p>
          </table:table-cell>
        </table:table-row>
        <table:table-row table:style-name="ro2">
          <table:table-cell office:value-type="string">
            <text:p>Disgruntled Apple fanboys</text:p>
          </table:table-cell>
          <table:table-cell office:value-type="string">
            <text:p>A black hole</text:p>
          </table:table-cell>
          <table:table-cell office:value-type="string">
            <text:p>Performing sex acts learned from Urban Dictionary</text:p>
          </table:table-cell>
        </table:table-row>
        <table:table-row table:style-name="ro1">
          <table:table-cell office:value-type="string">
            <text:p>Disney-themed weddings</text:p>
          </table:table-cell>
          <table:table-cell office:value-type="string">
            <text:p>A black-and-white episode of "Gilligan's Island"</text:p>
          </table:table-cell>
          <table:table-cell office:value-type="string">
            <text:p>Pirate customer service representatives</text:p>
          </table:table-cell>
        </table:table-row>
        <table:table-row table:style-name="ro1">
          <table:table-cell office:value-type="string">
            <text:p>Donkey Shows</text:p>
          </table:table-cell>
          <table:table-cell office:value-type="string">
            <text:p>A box full of terrible foreign candy</text:p>
          </table:table-cell>
          <table:table-cell office:value-type="string">
            <text:p>Pizza, Pot and Porn</text:p>
          </table:table-cell>
        </table:table-row>
        <table:table-row table:style-name="ro1">
          <table:table-cell office:value-type="string">
            <text:p>Down's Syndrome</text:p>
          </table:table-cell>
          <table:table-cell office:value-type="string">
            <text:p>A bucket of angry tiger cubs</text:p>
          </table:table-cell>
          <table:table-cell office:value-type="string">
            <text:p>Pooping in the soup</text:p>
          </table:table-cell>
        </table:table-row>
        <table:table-row table:style-name="ro2">
          <table:table-cell office:value-type="string">
            <text:p>Dressing up in blackface</text:p>
          </table:table-cell>
          <table:table-cell office:value-type="string">
            <text:p>A bushy mustache</text:p>
          </table:table-cell>
          <table:table-cell office:value-type="string">
            <text:p>Popeye's Chicken</text:p>
          </table:table-cell>
        </table:table-row>
        <table:table-row table:style-name="ro2">
          <table:table-cell office:value-type="string">
            <text:p>Dropkicking anti-Semitic lesbians</text:p>
          </table:table-cell>
          <table:table-cell office:value-type="string">
            <text:p>A car trunk full of hot, glistening tripe</text:p>
          </table:table-cell>
          <table:table-cell office:value-type="string">
            <text:p>Prison Rape</text:p>
          </table:table-cell>
        </table:table-row>
        <table:table-row table:style-name="ro2">
          <table:table-cell office:value-type="string">
            <text:p>Dropping your iPhone into a urinal</text:p>
          </table:table-cell>
          <table:table-cell office:value-type="string">
            <text:p>A chainmail bikini</text:p>
          </table:table-cell>
          <table:table-cell office:value-type="string">
            <text:p>Prosti-tots</text:p>
          </table:table-cell>
        </table:table-row>
        <table:table-row table:style-name="ro2">
          <table:table-cell office:value-type="string">
            <text:p>Drunk-texting an ex</text:p>
          </table:table-cell>
          <table:table-cell office:value-type="string">
            <text:p>A cheap motel</text:p>
          </table:table-cell>
          <table:table-cell office:value-type="string">
            <text:p>Public restrooms</text:p>
          </table:table-cell>
        </table:table-row>
        <table:table-row table:style-name="ro1">
          <table:table-cell office:value-type="string">
            <text:p>East Indians</text:p>
          </table:table-cell>
          <table:table-cell office:value-type="string">
            <text:p>A cheesy discharge</text:p>
          </table:table-cell>
          <table:table-cell office:value-type="string">
            <text:p>Puns that aren't funny</text:p>
          </table:table-cell>
        </table:table-row>
        <table:table-row table:style-name="ro1">
          <table:table-cell office:value-type="string">
            <text:p>Eating the yellow snow</text:p>
          </table:table-cell>
          <table:table-cell office:value-type="string">
            <text:p>A cripple fight</text:p>
          </table:table-cell>
          <table:table-cell office:value-type="string">
            <text:p>Putting out on the first date</text:p>
          </table:table-cell>
        </table:table-row>
        <table:table-row table:style-name="ro1">
          <table:table-cell office:value-type="string">
            <text:p>Editing Wikipedia to win an argument</text:p>
          </table:table-cell>
          <table:table-cell office:value-type="string">
            <text:p>A crippled albino midget</text:p>
          </table:table-cell>
          <table:table-cell office:value-type="string">
            <text:p>Putting the "fun" in "fundamentalism"</text:p>
          </table:table-cell>
        </table:table-row>
        <table:table-row table:style-name="ro1">
          <table:table-cell office:value-type="string">
            <text:p>Elderly abuse</text:p>
          </table:table-cell>
          <table:table-cell office:value-type="string">
            <text:p>A crying stripper</text:p>
          </table:table-cell>
          <table:table-cell office:value-type="string">
            <text:p>Putting wheel locks on wheelchairs</text:p>
          </table:table-cell>
        </table:table-row>
        <table:table-row table:style-name="ro2">
          <table:table-cell office:value-type="string">
            <text:p>Ellen Degeneres</text:p>
          </table:table-cell>
          <table:table-cell office:value-type="string">
            <text:p>A day care Fight Club</text:p>
          </table:table-cell>
          <table:table-cell office:value-type="string">
            <text:p>Queen Latifah</text:p>
          </table:table-cell>
        </table:table-row>
        <table:table-row table:style-name="ro1">
          <table:table-cell office:value-type="string">
            <text:p>Encouraging children to eat lead paint chips</text:p>
          </table:table-cell>
          <table:table-cell office:value-type="string">
            <text:p>A dead hooker</text:p>
          </table:table-cell>
          <table:table-cell office:value-type="string">
            <text:p>Quoting Monty Python</text:p>
          </table:table-cell>
        </table:table-row>
        <table:table-row table:style-name="ro2">
          <table:table-cell office:value-type="string">
            <text:p>Encouraging your passenger to moon a bus full of children when you pass it</text:p>
          </table:table-cell>
          <table:table-cell office:value-type="string">
            <text:p>A dildo</text:p>
          </table:table-cell>
          <table:table-cell office:value-type="string">
            <text:p>Randy gerbils totally macking you</text:p>
          </table:table-cell>
        </table:table-row>
        <table:table-row table:style-name="ro2">
          <table:table-cell office:value-type="string">
            <text:p>Etsy</text:p>
          </table:table-cell>
          <table:table-cell office:value-type="string">
            <text:p>A dude in a thong</text:p>
          </table:table-cell>
          <table:table-cell office:value-type="string">
            <text:p>Reading Rainbow</text:p>
          </table:table-cell>
        </table:table-row>
        <table:table-row table:style-name="ro2">
          <table:table-cell office:value-type="string">
            <text:p>Eugenics for fun and profit</text:p>
          </table:table-cell>
          <table:table-cell office:value-type="string">
            <text:p>A failed abortion</text:p>
          </table:table-cell>
          <table:table-cell office:value-type="string">
            <text:p>Realdoll owners</text:p>
          </table:table-cell>
        </table:table-row>
        <table:table-row table:style-name="ro1">
          <table:table-cell office:value-type="string">
            <text:p>Europeans</text:p>
          </table:table-cell>
          <table:table-cell office:value-type="string">
            <text:p>A fat ass in spandex</text:p>
          </table:table-cell>
          <table:table-cell office:value-type="string">
            <text:p>Reality television</text:p>
          </table:table-cell>
        </table:table-row>
        <table:table-row table:style-name="ro2">
          <table:table-cell office:value-type="string">
            <text:p>Euthanasia</text:p>
          </table:table-cell>
          <table:table-cell office:value-type="string">
            <text:p>A foul mouthed Furby</text:p>
          </table:table-cell>
          <table:table-cell office:value-type="string">
            <text:p>Realizing too late that there's no toilet paper left</text:p>
          </table:table-cell>
        </table:table-row>
        <table:table-row table:style-name="ro1">
          <table:table-cell office:value-type="string">
            <text:p>Excruciatingly graphic Sonic the Hedgehog fan fiction</text:p>
          </table:table-cell>
          <table:table-cell office:value-type="string">
            <text:p>A freshly waxed handle bar mustache</text:p>
          </table:table-cell>
          <table:table-cell office:value-type="string">
            <text:p>Reparations for slavery</text:p>
          </table:table-cell>
        </table:table-row>
        <table:table-row table:style-name="ro2">
          <table:table-cell office:value-type="string">
            <text:p>Extremely tight pants</text:p>
          </table:table-cell>
          <table:table-cell office:value-type="string">
            <text:p>A gas station bathroom</text:p>
          </table:table-cell>
          <table:table-cell office:value-type="string">
            <text:p>Richard simmons in a pink sparkly tanktop</text:p>
          </table:table-cell>
        </table:table-row>
        <table:table-row table:style-name="ro1">
          <table:table-cell office:value-type="string">
            <text:p>Faith healing</text:p>
          </table:table-cell>
          <table:table-cell office:value-type="string">
            <text:p>A glass jar with a preserved two-headed fetal pig</text:p>
          </table:table-cell>
          <table:table-cell office:value-type="string">
            <text:p>Riding the short bus</text:p>
          </table:table-cell>
        </table:table-row>
        <table:table-row table:style-name="ro1">
          <table:table-cell office:value-type="string">
            <text:p>Farting into your petticoats and wafting it at Lord Gregory</text:p>
          </table:table-cell>
          <table:table-cell office:value-type="string">
            <text:p>A gold digger</text:p>
          </table:table-cell>
          <table:table-cell office:value-type="string">
            <text:p>Robbing a sperm bank</text:p>
          </table:table-cell>
        </table:table-row>
        <table:table-row table:style-name="ro1">
          <table:table-cell office:value-type="string">
            <text:p>Fat American children</text:p>
          </table:table-cell>
          <table:table-cell office:value-type="string">
            <text:p>A grown man crying at a movie</text:p>
          </table:table-cell>
          <table:table-cell office:value-type="string">
            <text:p>Rock-Paper-Scissors-Lizard-Spock</text:p>
          </table:table-cell>
        </table:table-row>
        <table:table-row table:style-name="ro1">
          <table:table-cell office:value-type="string">
            <text:p>Fellatio</text:p>
          </table:table-cell>
          <table:table-cell office:value-type="string">
            <text:p>A Hello Kitty vibrator</text:p>
          </table:table-cell>
          <table:table-cell office:value-type="string">
            <text:p>Rodent feces</text:p>
          </table:table-cell>
        </table:table-row>
        <table:table-row table:style-name="ro1">
          <table:table-cell office:value-type="string">
            <text:p>Feminists with facial hair</text:p>
          </table:table-cell>
          <table:table-cell office:value-type="string">
            <text:p>A hilarious failed suicide attempt</text:p>
          </table:table-cell>
          <table:table-cell office:value-type="string">
            <text:p>Ron Jeremy's penis</text:p>
          </table:table-cell>
        </table:table-row>
        <table:table-row table:style-name="ro1">
          <table:table-cell office:value-type="string">
            <text:p>Finding out that your lover is gay</text:p>
          </table:table-cell>
          <table:table-cell office:value-type="string">
            <text:p>A horse with a boner</text:p>
          </table:table-cell>
          <table:table-cell office:value-type="string">
            <text:p>Rotting elk carcasses</text:p>
          </table:table-cell>
        </table:table-row>
        <table:table-row table:style-name="ro1">
          <table:table-cell office:value-type="string">
            <text:p>Finding your roommate passed out wearing a clown costume in a public bathroom</text:p>
          </table:table-cell>
          <table:table-cell office:value-type="string">
            <text:p>A husband</text:p>
          </table:table-cell>
          <table:table-cell office:value-type="string">
            <text:p>Rusty Trombone</text:p>
          </table:table-cell>
        </table:table-row>
        <table:table-row table:style-name="ro2">
          <table:table-cell office:value-type="string">
            <text:p>Finishing off a pint of Ben &amp; Jerry's and knowing you'd have kept eating more if it had been a gallon container</text:p>
          </table:table-cell>
          <table:table-cell office:value-type="string">
            <text:p>A man pretending to be a woman's "gay friend" in order to get at that sweet vadge</text:p>
          </table:table-cell>
          <table:table-cell office:value-type="string">
            <text:p>Salmonella</text:p>
          </table:table-cell>
        </table:table-row>
        <table:table-row table:style-name="ro1">
          <table:table-cell office:value-type="string">
            <text:p>First world problems</text:p>
          </table:table-cell>
          <table:table-cell office:value-type="string">
            <text:p>A man shot over a game of dominoes</text:p>
          </table:table-cell>
          <table:table-cell office:value-type="string">
            <text:p>Sand in My Vagina</text:p>
          </table:table-cell>
        </table:table-row>
        <table:table-row table:style-name="ro2">
          <table:table-cell office:value-type="string">
            <text:p>Fistnig</text:p>
          </table:table-cell>
          <table:table-cell office:value-type="string">
            <text:p>A man-sized hamster wheel</text:p>
          </table:table-cell>
          <table:table-cell office:value-type="string">
            <text:p>Saying "I disapprove of what you say, but I will defend to the death your right to say it" when you know you wouldn't</text:p>
          </table:table-cell>
        </table:table-row>
        <table:table-row table:style-name="ro2">
          <table:table-cell office:value-type="string">
            <text:p>Fleshlights</text:p>
          </table:table-cell>
          <table:table-cell office:value-type="string">
            <text:p>A Maury Povitch paternity test</text:p>
          </table:table-cell>
          <table:table-cell office:value-type="string">
            <text:p>Seabirds strangled by plastic six-pack rings</text:p>
          </table:table-cell>
        </table:table-row>
        <table:table-row table:style-name="ro1">
          <table:table-cell office:value-type="string">
            <text:p>Forgetting the safe word</text:p>
          </table:table-cell>
          <table:table-cell office:value-type="string">
            <text:p>A millionaire with a heart of gold</text:p>
          </table:table-cell>
          <table:table-cell office:value-type="string">
            <text:p>Secondhand adult diapers</text:p>
          </table:table-cell>
        </table:table-row>
        <table:table-row table:style-name="ro2">
          <table:table-cell office:value-type="string">
            <text:p>Forwarding your grandmother all your erectile dysfunction pill spam</text:p>
          </table:table-cell>
          <table:table-cell office:value-type="string">
            <text:p>A molester mustache</text:p>
          </table:table-cell>
          <table:table-cell office:value-type="string">
            <text:p>Self-diagnosed Asperger's Syndrome sufferers</text:p>
          </table:table-cell>
        </table:table-row>
        <table:table-row table:style-name="ro1">
          <table:table-cell office:value-type="string">
            <text:p>Frantically clicking pictures of cats on the internet</text:p>
          </table:table-cell>
          <table:table-cell office:value-type="string">
            <text:p>A monolith</text:p>
          </table:table-cell>
          <table:table-cell office:value-type="string">
            <text:p>Semen</text:p>
          </table:table-cell>
        </table:table-row>
        <table:table-row table:style-name="ro2">
          <table:table-cell office:value-type="string">
            <text:p>Fred Phelps being sodomized with a Wookie (Yes, With, Not By)</text:p>
          </table:table-cell>
          <table:table-cell office:value-type="string">
            <text:p>A ninja with diarrhea</text:p>
          </table:table-cell>
          <table:table-cell office:value-type="string">
            <text:p>Sex with vegetables</text:p>
          </table:table-cell>
        </table:table-row>
        <table:table-row table:style-name="ro2">
          <table:table-cell office:value-type="string">
            <text:p>Free candy from strangers</text:p>
          </table:table-cell>
          <table:table-cell office:value-type="string">
            <text:p>A pack of Mentos and a two-liter bottle of Diet Coke</text:p>
          </table:table-cell>
          <table:table-cell office:value-type="string">
            <text:p>Sexual experimentation in college</text:p>
          </table:table-cell>
        </table:table-row>
        <table:table-row table:style-name="ro1">
          <table:table-cell office:value-type="string">
            <text:p>Front butt</text:p>
          </table:table-cell>
          <table:table-cell office:value-type="string">
            <text:p>A pearl necklace</text:p>
          </table:table-cell>
          <table:table-cell office:value-type="string">
            <text:p>Shaken Baby Syndrome</text:p>
          </table:table-cell>
        </table:table-row>
        <table:table-row table:style-name="ro2">
          <table:table-cell office:value-type="string">
            <text:p>Fuck You</text:p>
          </table:table-cell>
          <table:table-cell office:value-type="string">
            <text:p>A person who is a douche but still hot</text:p>
          </table:table-cell>
          <table:table-cell office:value-type="string">
            <text:p>Sharting</text:p>
          </table:table-cell>
        </table:table-row>
        <table:table-row table:style-name="ro2">
          <table:table-cell office:value-type="string">
            <text:p>Fucking magnets, how do they work?</text:p>
          </table:table-cell>
          <table:table-cell office:value-type="string">
            <text:p>A piñata full of scorpions</text:p>
          </table:table-cell>
          <table:table-cell office:value-type="string">
            <text:p>Sheep</text:p>
          </table:table-cell>
        </table:table-row>
        <table:table-row table:style-name="ro1">
          <table:table-cell office:value-type="string">
            <text:p>Fucking while watching Schindler's List</text:p>
          </table:table-cell>
          <table:table-cell office:value-type="string">
            <text:p>A porn star with daddy issues</text:p>
          </table:table-cell>
          <table:table-cell office:value-type="string">
            <text:p>Showing up to an orgy for the food</text:p>
          </table:table-cell>
        </table:table-row>
        <table:table-row table:style-name="ro2">
          <table:table-cell office:value-type="string">
            <text:p>Furries Yeah, Furries</text:p>
          </table:table-cell>
          <table:table-cell office:value-type="string">
            <text:p>A prosthetic leg</text:p>
          </table:table-cell>
          <table:table-cell office:value-type="string">
            <text:p>Sipping artificial popcorn butter</text:p>
          </table:table-cell>
        </table:table-row>
        <table:table-row table:style-name="ro1">
          <table:table-cell office:value-type="string">
            <text:p>Gaining 100 pounds after you get married</text:p>
          </table:table-cell>
          <table:table-cell office:value-type="string">
            <text:p>A racist uncle</text:p>
          </table:table-cell>
          <table:table-cell office:value-type="string">
            <text:p>Slaughtering innocent children</text:p>
          </table:table-cell>
        </table:table-row>
        <table:table-row table:style-name="ro1">
          <table:table-cell office:value-type="string">
            <text:p>Gay cowboys eating pudding</text:p>
          </table:table-cell>
          <table:table-cell office:value-type="string">
            <text:p>A really ugly baby</text:p>
          </table:table-cell>
          <table:table-cell office:value-type="string">
            <text:p>Slavery</text:p>
          </table:table-cell>
        </table:table-row>
        <table:table-row table:style-name="ro1">
          <table:table-cell office:value-type="string">
            <text:p>Gay for pay</text:p>
          </table:table-cell>
          <table:table-cell office:value-type="string">
            <text:p>A rubber snake</text:p>
          </table:table-cell>
          <table:table-cell office:value-type="string">
            <text:p>Slutty nuns</text:p>
          </table:table-cell>
        </table:table-row>
        <table:table-row table:style-name="ro1">
          <table:table-cell office:value-type="string">
            <text:p>Gay Midget Donkey Porn</text:p>
          </table:table-cell>
          <table:table-cell office:value-type="string">
            <text:p>A rusty trombone</text:p>
          </table:table-cell>
          <table:table-cell office:value-type="string">
            <text:p>Smelly hippies</text:p>
          </table:table-cell>
        </table:table-row>
        <table:table-row table:style-name="ro2">
          <table:table-cell office:value-type="string">
            <text:p>Gay Twilight Porn</text:p>
          </table:table-cell>
          <table:table-cell office:value-type="string">
            <text:p>A sadistic dentist</text:p>
          </table:table-cell>
          <table:table-cell office:value-type="string">
            <text:p>Smelly Vaginas</text:p>
          </table:table-cell>
        </table:table-row>
        <table:table-row table:style-name="ro2">
          <table:table-cell office:value-type="string">
            <text:p>Gay-marrying your prison rapist</text:p>
          </table:table-cell>
          <table:table-cell office:value-type="string">
            <text:p>A self-fulfilling prophecy</text:p>
          </table:table-cell>
          <table:table-cell office:value-type="string">
            <text:p>Smurf-on-smurfette action</text:p>
          </table:table-cell>
        </table:table-row>
        <table:table-row table:style-name="ro1">
          <table:table-cell office:value-type="string">
            <text:p>Genital warts</text:p>
          </table:table-cell>
          <table:table-cell office:value-type="string">
            <text:p>A suspiciously convenient plot device</text:p>
          </table:table-cell>
          <table:table-cell office:value-type="string">
            <text:p>Snitching</text:p>
          </table:table-cell>
        </table:table-row>
        <table:table-row table:style-name="ro2">
          <table:table-cell office:value-type="string">
            <text:p>Gerbils</text:p>
          </table:table-cell>
          <table:table-cell office:value-type="string">
            <text:p>A televangelist getting caught picking up male prostitutes</text:p>
          </table:table-cell>
          <table:table-cell office:value-type="string">
            <text:p>Snookis Vagina</text:p>
          </table:table-cell>
        </table:table-row>
        <table:table-row table:style-name="ro2">
          <table:table-cell office:value-type="string">
            <text:p>Getting "unfriended" on Facebook</text:p>
          </table:table-cell>
          <table:table-cell office:value-type="string">
            <text:p>A time machine</text:p>
          </table:table-cell>
          <table:table-cell office:value-type="string">
            <text:p>Speaking English instead of American</text:p>
          </table:table-cell>
        </table:table-row>
        <table:table-row table:style-name="ro2">
          <table:table-cell office:value-type="string">
            <text:p>Getting a lapdance from Hilary Clinton</text:p>
          </table:table-cell>
          <table:table-cell office:value-type="string">
            <text:p>A toddler-sized coffin</text:p>
          </table:table-cell>
          <table:table-cell office:value-type="string">
            <text:p>Squirrel-on-whale action</text:p>
          </table:table-cell>
        </table:table-row>
        <table:table-row table:style-name="ro1">
          <table:table-cell office:value-type="string">
            <text:p>Getting angry at something just to pass the time</text:p>
          </table:table-cell>
          <table:table-cell office:value-type="string">
            <text:p>A tramp stamp</text:p>
          </table:table-cell>
          <table:table-cell office:value-type="string">
            <text:p>Starting a cult for tax breaks</text:p>
          </table:table-cell>
        </table:table-row>
        <table:table-row table:style-name="ro2">
          <table:table-cell office:value-type="string">
            <text:p>Getting unfriended by your mom on Facebook</text:p>
          </table:table-cell>
          <table:table-cell office:value-type="string">
            <text:p>A vintage collection of Kirk-Spock slashfic</text:p>
          </table:table-cell>
          <table:table-cell office:value-type="string">
            <text:p>Stealing Babies </text:p>
          </table:table-cell>
        </table:table-row>
        <table:table-row table:style-name="ro1">
          <table:table-cell office:value-type="string">
            <text:p>Getting Your Period For The First Time</text:p>
          </table:table-cell>
          <table:table-cell office:value-type="string">
            <text:p>A wet willy</text:p>
          </table:table-cell>
          <table:table-cell office:value-type="string">
            <text:p>Stealing Wheelchairs</text:p>
          </table:table-cell>
        </table:table-row>
        <table:table-row table:style-name="ro1">
          <table:table-cell office:value-type="string">
            <text:p>Giant squid</text:p>
          </table:table-cell>
          <table:table-cell office:value-type="string">
            <text:p>A wheelchair death race</text:p>
          </table:table-cell>
          <table:table-cell office:value-type="string">
            <text:p>Stepping in gum</text:p>
          </table:table-cell>
        </table:table-row>
        <table:table-row table:style-name="ro1">
          <table:table-cell office:value-type="string">
            <text:p>Gingers</text:p>
          </table:table-cell>
          <table:table-cell office:value-type="string">
            <text:p>A whiny Taylor Swift song about a guy screwing her over</text:p>
          </table:table-cell>
          <table:table-cell office:value-type="string">
            <text:p>Stepping on a hairball with a bare foot</text:p>
          </table:table-cell>
        </table:table-row>
        <table:table-row table:style-name="ro1">
          <table:table-cell office:value-type="string">
            <text:p>Girl Scouts on steroids</text:p>
          </table:table-cell>
          <table:table-cell office:value-type="string">
            <text:p>A wife</text:p>
          </table:table-cell>
          <table:table-cell office:value-type="string">
            <text:p>Stigmata</text:p>
          </table:table-cell>
        </table:table-row>
        <table:table-row table:style-name="ro1">
          <table:table-cell office:value-type="string">
            <text:p>Girls Gone Wild</text:p>
          </table:table-cell>
          <table:table-cell office:value-type="string">
            <text:p>A wisecracking terrorist</text:p>
          </table:table-cell>
          <table:table-cell office:value-type="string">
            <text:p>Stormtroopers</text:p>
          </table:table-cell>
        </table:table-row>
        <table:table-row table:style-name="ro2">
          <table:table-cell office:value-type="string">
            <text:p>Girls who souldn't go wild</text:p>
          </table:table-cell>
          <table:table-cell office:value-type="string">
            <text:p>A wizard's sleeve</text:p>
          </table:table-cell>
          <table:table-cell office:value-type="string">
            <text:p>Stunt cock</text:p>
          </table:table-cell>
        </table:table-row>
        <table:table-row table:style-name="ro1">
          <table:table-cell office:value-type="string">
            <text:p>Giving over to the dark side</text:p>
          </table:table-cell>
          <table:table-cell office:value-type="string">
            <text:p>A woman scorned</text:p>
          </table:table-cell>
          <table:table-cell office:value-type="string">
            <text:p>Suburban chain restaurants</text:p>
          </table:table-cell>
        </table:table-row>
        <table:table-row table:style-name="ro1">
          <table:table-cell office:value-type="string">
            <text:p>God Hates You</text:p>
          </table:table-cell>
          <table:table-cell office:value-type="string">
            <text:p>A woman scorned </text:p>
          </table:table-cell>
          <table:table-cell office:value-type="string">
            <text:p>Sucking some dicks to not get drafted</text:p>
          </table:table-cell>
        </table:table-row>
        <table:table-row table:style-name="ro2">
          <table:table-cell office:value-type="string">
            <text:p>Going on a Pop-Tart bender</text:p>
          </table:table-cell>
          <table:table-cell office:value-type="string">
            <text:p>A yeast infection</text:p>
          </table:table-cell>
          <table:table-cell office:value-type="string">
            <text:p>Suicidal Foxconn employees</text:p>
          </table:table-cell>
        </table:table-row>
        <table:table-row table:style-name="ro2">
          <table:table-cell office:value-type="string">
            <text:p>Going to black friday sales at 4am</text:p>
          </table:table-cell>
          <table:table-cell office:value-type="string">
            <text:p>Accidentally sexting your mom</text:p>
          </table:table-cell>
          <table:table-cell office:value-type="string">
            <text:p>Swingers</text:p>
          </table:table-cell>
        </table:table-row>
        <table:table-row table:style-name="ro1">
          <table:table-cell office:value-type="string">
            <text:p>Hair in the shower drain</text:p>
          </table:table-cell>
          <table:table-cell office:value-type="string">
            <text:p>Adult diapers</text:p>
          </table:table-cell>
          <table:table-cell office:value-type="string">
            <text:p>Synchronized Sneezing</text:p>
          </table:table-cell>
        </table:table-row>
        <table:table-row table:style-name="ro2">
          <table:table-cell office:value-type="string">
            <text:p>Having a PhD in 'experimenting' with homosexuality</text:p>
          </table:table-cell>
          <table:table-cell office:value-type="string">
            <text:p>Adult friendfinder</text:p>
          </table:table-cell>
          <table:table-cell office:value-type="string">
            <text:p>Syrup Sex</text:p>
          </table:table-cell>
        </table:table-row>
        <table:table-row table:style-name="ro1">
          <table:table-cell office:value-type="string">
            <text:p>Having dinner with your ex</text:p>
          </table:table-cell>
          <table:table-cell office:value-type="string">
            <text:p>Amputee sex</text:p>
          </table:table-cell>
          <table:table-cell office:value-type="string">
            <text:p>Taking a dump in the ball pit at Chuck E Cheese</text:p>
          </table:table-cell>
        </table:table-row>
        <table:table-row table:style-name="ro1">
          <table:table-cell office:value-type="string">
            <text:p>Having sex with a bowl of jello</text:p>
          </table:table-cell>
          <table:table-cell office:value-type="string">
            <text:p>An attractive midget</text:p>
          </table:table-cell>
          <table:table-cell office:value-type="string">
            <text:p>Taking body shots off your mom</text:p>
          </table:table-cell>
        </table:table-row>
        <table:table-row table:style-name="ro1">
          <table:table-cell office:value-type="string">
            <text:p>Helen Keller</text:p>
          </table:table-cell>
          <table:table-cell office:value-type="string">
            <text:p>An awkward boner</text:p>
          </table:table-cell>
          <table:table-cell office:value-type="string">
            <text:p>Taking fantasy football way too seriously</text:p>
          </table:table-cell>
        </table:table-row>
        <table:table-row table:style-name="ro2">
          <table:table-cell office:value-type="string">
            <text:p>Helen Keller’s Driving school</text:p>
          </table:table-cell>
          <table:table-cell office:value-type="string">
            <text:p>An Explosion of Juices in My Mouth</text:p>
          </table:table-cell>
          <table:table-cell office:value-type="string">
            <text:p>Teen Pregnancy</text:p>
          </table:table-cell>
        </table:table-row>
        <table:table-row table:style-name="ro2">
          <table:table-cell office:value-type="string">
            <text:p>Hello Kitty</text:p>
          </table:table-cell>
          <table:table-cell office:value-type="string">
            <text:p>An uncomfortably attractive pre-op tranny</text:p>
          </table:table-cell>
          <table:table-cell office:value-type="string">
            <text:p>Telling a nun to eat a dick</text:p>
          </table:table-cell>
        </table:table-row>
        <table:table-row table:style-name="ro1">
          <table:table-cell office:value-type="string">
            <text:p>Hello!</text:p>
          </table:table-cell>
          <table:table-cell office:value-type="string">
            <text:p>Anal Leakage</text:p>
          </table:table-cell>
          <table:table-cell office:value-type="string">
            <text:p>Texas Sleigh Rides</text:p>
          </table:table-cell>
        </table:table-row>
        <table:table-row table:style-name="ro1">
          <table:table-cell office:value-type="string">
            <text:p>Herpes</text:p>
          </table:table-cell>
          <table:table-cell office:value-type="string">
            <text:p>Anal warts</text:p>
          </table:table-cell>
          <table:table-cell office:value-type="string">
            <text:p>Thai Lady Boys</text:p>
          </table:table-cell>
        </table:table-row>
        <table:table-row table:style-name="ro1">
          <table:table-cell office:value-type="string">
            <text:p>Hillary Clinton's gynecologist</text:p>
          </table:table-cell>
          <table:table-cell office:value-type="string">
            <text:p>Anne Frank</text:p>
          </table:table-cell>
          <table:table-cell office:value-type="string">
            <text:p>That "not-so-fresh" feeling</text:p>
          </table:table-cell>
        </table:table-row>
        <table:table-row table:style-name="ro1">
          <table:table-cell office:value-type="string">
            <text:p>Hitler’s House of Barbecue</text:p>
          </table:table-cell>
          <table:table-cell office:value-type="string">
            <text:p>Anyone who puts Baby in a corner</text:p>
          </table:table-cell>
          <table:table-cell office:value-type="string">
            <text:p>That crazy bitch you work with</text:p>
          </table:table-cell>
        </table:table-row>
        <table:table-row table:style-name="ro1">
          <table:table-cell office:value-type="string">
            <text:p>Hoarders</text:p>
          </table:table-cell>
          <table:table-cell office:value-type="string">
            <text:p>Asians</text:p>
          </table:table-cell>
          <table:table-cell office:value-type="string">
            <text:p>That feeling when you encounter a handicapped person waiting for you to leave the largest stall in a restroom</text:p>
          </table:table-cell>
        </table:table-row>
        <table:table-row table:style-name="ro1">
          <table:table-cell office:value-type="string">
            <text:p>homoerotic frat boys</text:p>
          </table:table-cell>
          <table:table-cell office:value-type="string">
            <text:p>Asians being racist against each other</text:p>
          </table:table-cell>
          <table:table-cell office:value-type="string">
            <text:p>That guy who is pretty much a dick but you're still friends with him anyway</text:p>
          </table:table-cell>
        </table:table-row>
        <table:table-row table:style-name="ro1">
          <table:table-cell office:value-type="string">
            <text:p>Hugging your grandma while you have an erection</text:p>
          </table:table-cell>
          <table:table-cell office:value-type="string">
            <text:p>Asking her when she's due and finding out she's not pregnant</text:p>
          </table:table-cell>
          <table:table-cell office:value-type="string">
            <text:p>That stuff between your toes</text:p>
          </table:table-cell>
        </table:table-row>
        <table:table-row table:style-name="ro2">
          <table:table-cell office:value-type="string">
            <text:p>Human sacrifice</text:p>
          </table:table-cell>
          <table:table-cell office:value-type="string">
            <text:p>Ass-to-mouth</text:p>
          </table:table-cell>
          <table:table-cell office:value-type="string">
            <text:p>The 911 Truther movement</text:p>
          </table:table-cell>
        </table:table-row>
        <table:table-row table:style-name="ro1">
          <table:table-cell office:value-type="string">
            <text:p>Hunting accidents</text:p>
          </table:table-cell>
          <table:table-cell office:value-type="string">
            <text:p>Assholes</text:p>
          </table:table-cell>
          <table:table-cell office:value-type="string">
            <text:p>The ancient martial art of Flung Poo</text:p>
          </table:table-cell>
        </table:table-row>
        <table:table-row table:style-name="ro1">
          <table:table-cell office:value-type="string">
            <text:p>Hymen reconstruction surgery</text:p>
          </table:table-cell>
          <table:table-cell office:value-type="string">
            <text:p>Assuming all handicapped people are retarded</text:p>
          </table:table-cell>
          <table:table-cell office:value-type="string">
            <text:p>The Boy Scouts of America</text:p>
          </table:table-cell>
        </table:table-row>
        <table:table-row table:style-name="ro1">
          <table:table-cell office:value-type="string">
            <text:p>I love you</text:p>
          </table:table-cell>
          <table:table-cell office:value-type="string">
            <text:p>Atheists and agnostics</text:p>
          </table:table-cell>
          <table:table-cell office:value-type="string">
            <text:p>The cast of Jersey Shore</text:p>
          </table:table-cell>
        </table:table-row>
        <table:table-row table:style-name="ro2">
          <table:table-cell office:value-type="string">
            <text:p>I'm friends with your dad on Facebook</text:p>
          </table:table-cell>
          <table:table-cell office:value-type="string">
            <text:p>Attending church</text:p>
          </table:table-cell>
          <table:table-cell office:value-type="string">
            <text:p>The Challenger explosion</text:p>
          </table:table-cell>
        </table:table-row>
        <table:table-row table:style-name="ro1">
          <table:table-cell office:value-type="string">
            <text:p>Illegal immigrants</text:p>
          </table:table-cell>
          <table:table-cell office:value-type="string">
            <text:p>Autistic Kids</text:p>
          </table:table-cell>
          <table:table-cell office:value-type="string">
            <text:p>The CIA selling crack in the inner-city</text:p>
          </table:table-cell>
        </table:table-row>
        <table:table-row table:style-name="ro2">
          <table:table-cell office:value-type="string">
            <text:p>Improvised explosive devices</text:p>
          </table:table-cell>
          <table:table-cell office:value-type="string">
            <text:p>Autoerotic asphyxiation</text:p>
          </table:table-cell>
          <table:table-cell office:value-type="string">
            <text:p>The Civil War</text:p>
          </table:table-cell>
        </table:table-row>
        <table:table-row table:style-name="ro1">
          <table:table-cell office:value-type="string">
            <text:p>Indecent exposure</text:p>
          </table:table-cell>
          <table:table-cell office:value-type="string">
            <text:p>Baby pigs wearing people clothes</text:p>
          </table:table-cell>
          <table:table-cell office:value-type="string">
            <text:p>The Dick in My Mouth</text:p>
          </table:table-cell>
        </table:table-row>
        <table:table-row table:style-name="ro1">
          <table:table-cell office:value-type="string">
            <text:p>Indian Food Poops</text:p>
          </table:table-cell>
          <table:table-cell office:value-type="string">
            <text:p>Back hair</text:p>
          </table:table-cell>
          <table:table-cell office:value-type="string">
            <text:p>The drama club</text:p>
          </table:table-cell>
        </table:table-row>
        <table:table-row table:style-name="ro1">
          <table:table-cell office:value-type="string">
            <text:p>Infuriating Incompetence</text:p>
          </table:table-cell>
          <table:table-cell office:value-type="string">
            <text:p>Band geeks</text:p>
          </table:table-cell>
          <table:table-cell office:value-type="string">
            <text:p>The dreams of a child</text:p>
          </table:table-cell>
        </table:table-row>
        <table:table-row table:style-name="ro2">
          <table:table-cell office:value-type="string">
            <text:p>Insatiable blood lust</text:p>
          </table:table-cell>
          <table:table-cell office:value-type="string">
            <text:p>Barely 18 Chaz Bono</text:p>
          </table:table-cell>
          <table:table-cell office:value-type="string">
            <text:p>The entire Mormon Tabernacle Choir</text:p>
          </table:table-cell>
        </table:table-row>
        <table:table-row table:style-name="ro2">
          <table:table-cell office:value-type="string">
            <text:p>Insatiable bloodlust</text:p>
          </table:table-cell>
          <table:table-cell office:value-type="string">
            <text:p>Bath salts</text:p>
          </table:table-cell>
          <table:table-cell office:value-type="string">
            <text:p>The female orgasm</text:p>
          </table:table-cell>
        </table:table-row>
        <table:table-row table:style-name="ro2">
          <table:table-cell office:value-type="string">
            <text:p>Ironic facial hair</text:p>
          </table:table-cell>
          <table:table-cell office:value-type="string">
            <text:p>Bea Arthur’s Saggy Boobs</text:p>
          </table:table-cell>
          <table:table-cell office:value-type="string">
            <text:p>The harsh day of light</text:p>
          </table:table-cell>
        </table:table-row>
        <table:table-row table:style-name="ro2">
          <table:table-cell office:value-type="string">
            <text:p>Jackass 19 year olds who wear sunglasses at the poker table</text:p>
          </table:table-cell>
          <table:table-cell office:value-type="string">
            <text:p>Bears</text:p>
          </table:table-cell>
          <table:table-cell office:value-type="string">
            <text:p>The Holy Grail</text:p>
          </table:table-cell>
        </table:table-row>
        <table:table-row table:style-name="ro1">
          <table:table-cell office:value-type="string">
            <text:p>Jacking Off Onto The Wedding Cake And Telling Everyone It's Just Frosting</text:p>
          </table:table-cell>
          <table:table-cell office:value-type="string">
            <text:p>Beating Rodney King</text:p>
          </table:table-cell>
          <table:table-cell office:value-type="string">
            <text:p>The Human Centipede</text:p>
          </table:table-cell>
        </table:table-row>
        <table:table-row table:style-name="ro2">
          <table:table-cell office:value-type="string">
            <text:p>Jacking off to Saturday morning cartoons</text:p>
          </table:table-cell>
          <table:table-cell office:value-type="string">
            <text:p>Because Fuck You, That's Why</text:p>
          </table:table-cell>
          <table:table-cell office:value-type="string">
            <text:p>The Jonestown cult suicides</text:p>
          </table:table-cell>
        </table:table-row>
        <table:table-row table:style-name="ro2">
          <table:table-cell office:value-type="string">
            <text:p>Jailbait</text:p>
          </table:table-cell>
          <table:table-cell office:value-type="string">
            <text:p>Becoming a Junior High Chess Champion for the sweet hook-ups</text:p>
          </table:table-cell>
          <table:table-cell office:value-type="string">
            <text:p>The Kardashian sisters</text:p>
          </table:table-cell>
        </table:table-row>
        <table:table-row table:style-name="ro1">
          <table:table-cell office:value-type="string">
            <text:p>Japanese schoolgirl porn</text:p>
          </table:table-cell>
          <table:table-cell office:value-type="string">
            <text:p>Becoming what you hate</text:p>
          </table:table-cell>
          <table:table-cell office:value-type="string">
            <text:p>The Knights Who Say "Ni"!</text:p>
          </table:table-cell>
        </table:table-row>
        <table:table-row table:style-name="ro2">
          <table:table-cell office:value-type="string">
            <text:p>Jerry Sandusky’s Security Blanket</text:p>
          </table:table-cell>
          <table:table-cell office:value-type="string">
            <text:p>Bedbugs</text:p>
          </table:table-cell>
          <table:table-cell office:value-type="string">
            <text:p>The lonliest Brony</text:p>
          </table:table-cell>
        </table:table-row>
        <table:table-row table:style-name="ro2">
          <table:table-cell office:value-type="string">
            <text:p>Jerry’s Kids</text:p>
          </table:table-cell>
          <table:table-cell office:value-type="string">
            <text:p>Beef</text:p>
          </table:table-cell>
          <table:table-cell office:value-type="string">
            <text:p>The Maury Show</text:p>
          </table:table-cell>
        </table:table-row>
        <table:table-row table:style-name="ro1">
          <table:table-cell office:value-type="string">
            <text:p>Jesus</text:p>
          </table:table-cell>
          <table:table-cell office:value-type="string">
            <text:p>Beer Farts</text:p>
          </table:table-cell>
          <table:table-cell office:value-type="string">
            <text:p>The orchestra that played as the Titanic went down</text:p>
          </table:table-cell>
        </table:table-row>
        <table:table-row table:style-name="ro1">
          <table:table-cell office:value-type="string">
            <text:p>Jock Itch</text:p>
          </table:table-cell>
          <table:table-cell office:value-type="string">
            <text:p>Being "a little pregnant"</text:p>
          </table:table-cell>
          <table:table-cell office:value-type="string">
            <text:p>The Red Menace</text:p>
          </table:table-cell>
        </table:table-row>
        <table:table-row table:style-name="ro1">
          <table:table-cell office:value-type="string">
            <text:p>Joe Biden's recurring wet dream</text:p>
          </table:table-cell>
          <table:table-cell office:value-type="string">
            <text:p>Being friends with someone who is awful, but frequently picks up the check at dinner</text:p>
          </table:table-cell>
          <table:table-cell office:value-type="string">
            <text:p>The rich pageantry of Macy's Thanksgiving Day Parade</text:p>
          </table:table-cell>
        </table:table-row>
        <table:table-row table:style-name="ro2">
          <table:table-cell office:value-type="string">
            <text:p>Kibbles'n Bits</text:p>
          </table:table-cell>
          <table:table-cell office:value-type="string">
            <text:p>Being happy you just made a gay friend so you can use the phrase "my gay friend"…</text:p>
          </table:table-cell>
          <table:table-cell office:value-type="string">
            <text:p>The Ron Popeil Pocket Fisherman</text:p>
          </table:table-cell>
        </table:table-row>
        <table:table-row table:style-name="ro2">
          <table:table-cell office:value-type="string">
            <text:p>Kicking a man while he's Tebowing</text:p>
          </table:table-cell>
          <table:table-cell office:value-type="string">
            <text:p>Being Raped By A Moose</text:p>
          </table:table-cell>
          <table:table-cell office:value-type="string">
            <text:p>The second time I got crabs</text:p>
          </table:table-cell>
        </table:table-row>
        <table:table-row table:style-name="ro1">
          <table:table-cell office:value-type="string">
            <text:p>Kicking Puppies </text:p>
          </table:table-cell>
          <table:table-cell office:value-type="string">
            <text:p>Being turned on by phallic vegetables</text:p>
          </table:table-cell>
          <table:table-cell office:value-type="string">
            <text:p>The Spanish Inquisition</text:p>
          </table:table-cell>
        </table:table-row>
        <table:table-row table:style-name="ro1">
          <table:table-cell office:value-type="string">
            <text:p>Kumquats</text:p>
          </table:table-cell>
          <table:table-cell office:value-type="string">
            <text:p>Being uncomfortable realizing you're outnumbered by members of another race</text:p>
          </table:table-cell>
          <table:table-cell office:value-type="string">
            <text:p>The Tea Party</text:p>
          </table:table-cell>
        </table:table-row>
        <table:table-row table:style-name="ro1">
          <table:table-cell office:value-type="string">
            <text:p>Ladies' underwear purchased from a vending machine</text:p>
          </table:table-cell>
          <table:table-cell office:value-type="string">
            <text:p>Belly Button Lint</text:p>
          </table:table-cell>
          <table:table-cell office:value-type="string">
            <text:p>The three wise men</text:p>
          </table:table-cell>
        </table:table-row>
        <table:table-row table:style-name="ro1">
          <table:table-cell office:value-type="string">
            <text:p>Laughing at orphans</text:p>
          </table:table-cell>
          <table:table-cell office:value-type="string">
            <text:p>Biggest Losers</text:p>
          </table:table-cell>
          <table:table-cell office:value-type="string">
            <text:p>The two actors who played Darren Stevens in "Bewitched"</text:p>
          </table:table-cell>
        </table:table-row>
        <table:table-row table:style-name="ro1">
          <table:table-cell office:value-type="string">
            <text:p>Lesbian stripper ninjas</text:p>
          </table:table-cell>
          <table:table-cell office:value-type="string">
            <text:p>Bin Laden</text:p>
          </table:table-cell>
          <table:table-cell office:value-type="string">
            <text:p>The wet spot on the bed</text:p>
          </table:table-cell>
        </table:table-row>
        <table:table-row table:style-name="ro2">
          <table:table-cell office:value-type="string">
            <text:p>Lolcats</text:p>
          </table:table-cell>
          <table:table-cell office:value-type="string">
            <text:p>Binders full of women</text:p>
          </table:table-cell>
          <table:table-cell office:value-type="string">
            <text:p>This is a test</text:p>
          </table:table-cell>
        </table:table-row>
        <table:table-row table:style-name="ro1">
          <table:table-cell office:value-type="string">
            <text:p>Losing your virginity to someone you just met at a frat party</text:p>
          </table:table-cell>
          <table:table-cell office:value-type="string">
            <text:p>Black Jesus</text:p>
          </table:table-cell>
          <table:table-cell office:value-type="string">
            <text:p>This is what I'm saying!</text:p>
          </table:table-cell>
        </table:table-row>
        <table:table-row table:style-name="ro1">
          <table:table-cell office:value-type="string">
            <text:p>Lying to a girl to get her to put out</text:p>
          </table:table-cell>
          <table:table-cell office:value-type="string">
            <text:p>Blacking out</text:p>
          </table:table-cell>
          <table:table-cell office:value-type="string">
            <text:p>Three and a half babies</text:p>
          </table:table-cell>
        </table:table-row>
        <table:table-row table:style-name="ro1">
          <table:table-cell office:value-type="string">
            <text:p>Lying to terminally ill children about their life expectancy</text:p>
          </table:table-cell>
          <table:table-cell office:value-type="string">
            <text:p>Blood diamonds</text:p>
          </table:table-cell>
          <table:table-cell office:value-type="string">
            <text:p>Three Asian strippers, two porn stars, and a suitcase full of blow</text:p>
          </table:table-cell>
        </table:table-row>
        <table:table-row table:style-name="ro1">
          <table:table-cell office:value-type="string">
            <text:p>Lyme Disease</text:p>
          </table:table-cell>
          <table:table-cell office:value-type="string">
            <text:p>Bloody poop</text:p>
          </table:table-cell>
          <table:table-cell office:value-type="string">
            <text:p>Throwing a virgin into a volcano</text:p>
          </table:table-cell>
        </table:table-row>
        <table:table-row table:style-name="ro1">
          <table:table-cell office:value-type="string">
            <text:p>M-m-m-mocking st-st-st-stutterers</text:p>
          </table:table-cell>
          <table:table-cell office:value-type="string">
            <text:p>Blue Waffle</text:p>
          </table:table-cell>
          <table:table-cell office:value-type="string">
            <text:p>Throwing Poop like a Monkey</text:p>
          </table:table-cell>
        </table:table-row>
        <table:table-row table:style-name="ro1">
          <table:table-cell office:value-type="string">
            <text:p>Making a girl pay on the first date</text:p>
          </table:table-cell>
          <table:table-cell office:value-type="string">
            <text:p>Boobs that sag down to her knees</text:p>
          </table:table-cell>
          <table:table-cell office:value-type="string">
            <text:p>Throwing up in your mouth</text:p>
          </table:table-cell>
        </table:table-row>
        <table:table-row table:style-name="ro1">
          <table:table-cell office:value-type="string">
            <text:p>Making love to a really sexy sheep</text:p>
          </table:table-cell>
          <table:table-cell office:value-type="string">
            <text:p>Botched facelift</text:p>
          </table:table-cell>
          <table:table-cell office:value-type="string">
            <text:p>Tickle Me Elmo</text:p>
          </table:table-cell>
        </table:table-row>
        <table:table-row table:style-name="ro1">
          <table:table-cell office:value-type="string">
            <text:p>Male pregnancy</text:p>
          </table:table-cell>
          <table:table-cell office:value-type="string">
            <text:p>Botulism</text:p>
          </table:table-cell>
          <table:table-cell office:value-type="string">
            <text:p>Time travel</text:p>
          </table:table-cell>
        </table:table-row>
        <table:table-row table:style-name="ro1">
          <table:table-cell office:value-type="string">
            <text:p>Man Boobs</text:p>
          </table:table-cell>
          <table:table-cell office:value-type="string">
            <text:p>Boy bands</text:p>
          </table:table-cell>
          <table:table-cell office:value-type="string">
            <text:p>Toast with the burned image of Our Lord and Savior, Jesus Christ</text:p>
          </table:table-cell>
        </table:table-row>
        <table:table-row table:style-name="ro1">
          <table:table-cell office:value-type="string">
            <text:p>Masturbating With Glue</text:p>
          </table:table-cell>
          <table:table-cell office:value-type="string">
            <text:p>Breaking into a zoo to steal a monkey</text:p>
          </table:table-cell>
          <table:table-cell office:value-type="string">
            <text:p>Toenail fungus</text:p>
          </table:table-cell>
        </table:table-row>
        <table:table-row table:style-name="ro1">
          <table:table-cell office:value-type="string">
            <text:p>Me in a thong</text:p>
          </table:table-cell>
          <table:table-cell office:value-type="string">
            <text:p>Breast Cancer</text:p>
          </table:table-cell>
          <table:table-cell office:value-type="string">
            <text:p>Tossing Salad</text:p>
          </table:table-cell>
        </table:table-row>
        <table:table-row table:style-name="ro2">
          <table:table-cell office:value-type="string">
            <text:p>Mecha-Hitler</text:p>
          </table:table-cell>
          <table:table-cell office:value-type="string">
            <text:p>Breath so bad that your butt is mad at your mouth</text:p>
          </table:table-cell>
          <table:table-cell office:value-type="string">
            <text:p>Traveling back in time to become your own grandparent</text:p>
          </table:table-cell>
        </table:table-row>
        <table:table-row table:style-name="ro2">
          <table:table-cell office:value-type="string">
            <text:p>Mel Gibson's sanity</text:p>
          </table:table-cell>
          <table:table-cell office:value-type="string">
            <text:p>Bunnies</text:p>
          </table:table-cell>
          <table:table-cell office:value-type="string">
            <text:p>Triangle Bush</text:p>
          </table:table-cell>
        </table:table-row>
        <table:table-row table:style-name="ro1">
          <table:table-cell office:value-type="string">
            <text:p>Metal Gear</text:p>
          </table:table-cell>
          <table:table-cell office:value-type="string">
            <text:p>Burning in hell</text:p>
          </table:table-cell>
          <table:table-cell office:value-type="string">
            <text:p>Trying to be nice while describing a friend's ugly baby</text:p>
          </table:table-cell>
        </table:table-row>
        <table:table-row table:style-name="ro1">
          <table:table-cell office:value-type="string">
            <text:p>Michigan</text:p>
          </table:table-cell>
          <table:table-cell office:value-type="string">
            <text:p>Burning when you pee</text:p>
          </table:table-cell>
          <table:table-cell office:value-type="string">
            <text:p>Tuna noodle casserole</text:p>
          </table:table-cell>
        </table:table-row>
        <table:table-row table:style-name="ro2">
          <table:table-cell office:value-type="string">
            <text:p>Mistaking a retarded person for someone who's merely deaf</text:p>
          </table:table-cell>
          <table:table-cell office:value-type="string">
            <text:p>Butt acne</text:p>
          </table:table-cell>
          <table:table-cell office:value-type="string">
            <text:p>Twincest</text:p>
          </table:table-cell>
        </table:table-row>
        <table:table-row table:style-name="ro1">
          <table:table-cell office:value-type="string">
            <text:p>Misunderstood pedophiles</text:p>
          </table:table-cell>
          <table:table-cell office:value-type="string">
            <text:p>Butt Hair</text:p>
          </table:table-cell>
          <table:table-cell office:value-type="string">
            <text:p>Ugly Mexican hookers</text:p>
          </table:table-cell>
        </table:table-row>
        <table:table-row table:style-name="ro1">
          <table:table-cell office:value-type="string">
            <text:p>Mocking autistic children because they don't have feelings</text:p>
          </table:table-cell>
          <table:table-cell office:value-type="string">
            <text:p>Butter</text:p>
          </table:table-cell>
          <table:table-cell office:value-type="string">
            <text:p>Unconditional love</text:p>
          </table:table-cell>
        </table:table-row>
        <table:table-row table:style-name="ro2">
          <table:table-cell office:value-type="string">
            <text:p>Monkeys Fucking</text:p>
          </table:table-cell>
          <table:table-cell office:value-type="string">
            <text:p>Butthurt</text:p>
          </table:table-cell>
          <table:table-cell office:value-type="string">
            <text:p>Underage cosplayers in bondage gear</text:p>
          </table:table-cell>
        </table:table-row>
        <table:table-row table:style-name="ro2">
          <table:table-cell office:value-type="string">
            <text:p>Mother Theresa's rotting corpse</text:p>
          </table:table-cell>
          <table:table-cell office:value-type="string">
            <text:p>Canned tuna with extra dolphin</text:p>
          </table:table-cell>
          <table:table-cell office:value-type="string">
            <text:p>Unidentifiable spots on your dick</text:p>
          </table:table-cell>
        </table:table-row>
        <table:table-row table:style-name="ro2">
          <table:table-cell office:value-type="string">
            <text:p>Motherfucking Cthulhu</text:p>
          </table:table-cell>
          <table:table-cell office:value-type="string">
            <text:p>Cards Against Humanity</text:p>
          </table:table-cell>
          <table:table-cell office:value-type="string">
            <text:p>Unironic Tebowing</text:p>
          </table:table-cell>
        </table:table-row>
        <table:table-row table:style-name="ro2">
          <table:table-cell office:value-type="string">
            <text:p>Muhammed Ali</text:p>
          </table:table-cell>
          <table:table-cell office:value-type="string">
            <text:p>Carrot Top's pecs</text:p>
          </table:table-cell>
          <table:table-cell office:value-type="string">
            <text:p>Vagina dentata</text:p>
          </table:table-cell>
        </table:table-row>
        <table:table-row table:style-name="ro1">
          <table:table-cell office:value-type="string">
            <text:p>Muscles</text:p>
          </table:table-cell>
          <table:table-cell office:value-type="string">
            <text:p>Cartoon pussy</text:p>
          </table:table-cell>
          <table:table-cell office:value-type="string">
            <text:p>Victims of lead-based paint</text:p>
          </table:table-cell>
        </table:table-row>
        <table:table-row table:style-name="ro2">
          <table:table-cell office:value-type="string">
            <text:p>Muslims</text:p>
          </table:table-cell>
          <table:table-cell office:value-type="string">
            <text:p>Celebrity beaver shot</text:p>
          </table:table-cell>
          <table:table-cell office:value-type="string">
            <text:p>Vorpal Dildo of Enlightenment +2</text:p>
          </table:table-cell>
        </table:table-row>
        <table:table-row table:style-name="ro1">
          <table:table-cell office:value-type="string">
            <text:p>My dick in a box</text:p>
          </table:table-cell>
          <table:table-cell office:value-type="string">
            <text:p>Cellophane underwear</text:p>
          </table:table-cell>
          <table:table-cell office:value-type="string">
            <text:p>War crimes</text:p>
          </table:table-cell>
        </table:table-row>
        <table:table-row table:style-name="ro1">
          <table:table-cell office:value-type="string">
            <text:p>My hopes and dreams</text:p>
          </table:table-cell>
          <table:table-cell office:value-type="string">
            <text:p>Charlie Sheen</text:p>
          </table:table-cell>
          <table:table-cell office:value-type="string">
            <text:p>Watching a Twilight movie on purpose</text:p>
          </table:table-cell>
        </table:table-row>
        <table:table-row table:style-name="ro2">
          <table:table-cell office:value-type="string">
            <text:p>NCIS Fanfiction</text:p>
          </table:table-cell>
          <table:table-cell office:value-type="string">
            <text:p>Childrens' crutches</text:p>
          </table:table-cell>
          <table:table-cell office:value-type="string">
            <text:p>Wearing extra thin pants for a strip club lap dance</text:p>
          </table:table-cell>
        </table:table-row>
        <table:table-row table:style-name="ro1">
          <table:table-cell office:value-type="string">
            <text:p>Never being able to look your dog in the eyes again</text:p>
          </table:table-cell>
          <table:table-cell office:value-type="string">
            <text:p>Chimpanzees with anger management issues</text:p>
          </table:table-cell>
          <table:table-cell office:value-type="string">
            <text:p>Wearing the genitals of a defeated enemy around your neck as a trophy</text:p>
          </table:table-cell>
        </table:table-row>
        <table:table-row table:style-name="ro1">
          <table:table-cell office:value-type="string">
            <text:p>New England Clam Chowder</text:p>
          </table:table-cell>
          <table:table-cell office:value-type="string">
            <text:p>Chris Farley seductively rubbing his nipples</text:p>
          </table:table-cell>
          <table:table-cell office:value-type="string">
            <text:p>White Trash</text:p>
          </table:table-cell>
        </table:table-row>
        <table:table-row table:style-name="ro1">
          <table:table-cell office:value-type="string">
            <text:p>Nicholas Cage's storied career</text:p>
          </table:table-cell>
          <table:table-cell office:value-type="string">
            <text:p>Chubby Chasers</text:p>
          </table:table-cell>
          <table:table-cell office:value-type="string">
            <text:p>Wolf-whistling at Girl Scouts</text:p>
          </table:table-cell>
        </table:table-row>
        <table:table-row table:style-name="ro1">
          <table:table-cell office:value-type="string">
            <text:p>Not knowing the difference between trolling and being wrong</text:p>
          </table:table-cell>
          <table:table-cell office:value-type="string">
            <text:p>Chuck Norris</text:p>
          </table:table-cell>
          <table:table-cell office:value-type="string">
            <text:p>Women</text:p>
          </table:table-cell>
        </table:table-row>
        <table:table-row table:style-name="ro1">
          <table:table-cell office:value-type="string">
            <text:p>Not using enough lube</text:p>
          </table:table-cell>
          <table:table-cell office:value-type="string">
            <text:p>Chunks of dead prostitute</text:p>
          </table:table-cell>
          <table:table-cell office:value-type="string">
            <text:p>Wondering if it was something you did which caused your significant other to become gay</text:p>
          </table:table-cell>
        </table:table-row>
        <table:table-row table:style-name="ro1">
          <table:table-cell office:value-type="string">
            <text:p>NPR</text:p>
          </table:table-cell>
          <table:table-cell office:value-type="string">
            <text:p>Classic Mickey Mouse porn</text:p>
          </table:table-cell>
          <table:table-cell office:value-type="string">
            <text:p>Wondering if the colorblind have an equally useless superpower</text:p>
          </table:table-cell>
        </table:table-row>
        <table:table-row table:style-name="ro2">
          <table:table-cell office:value-type="string">
            <text:p>Nude wrestling</text:p>
          </table:table-cell>
          <table:table-cell office:value-type="string">
            <text:p>Clubbing baby seals</text:p>
          </table:table-cell>
          <table:table-cell office:value-type="string">
            <text:p>World Series of Felching</text:p>
          </table:table-cell>
        </table:table-row>
        <table:table-row table:style-name="ro1">
          <table:table-cell office:value-type="string">
            <text:p>Nuns</text:p>
          </table:table-cell>
          <table:table-cell office:value-type="string">
            <text:p>Consensual rape</text:p>
          </table:table-cell>
          <table:table-cell office:value-type="string">
            <text:p>Yellow snow</text:p>
          </table:table-cell>
        </table:table-row>
        <table:table-row table:style-name="ro2">
          <table:table-cell office:value-type="string">
            <text:p>Object-sexuals</text:p>
          </table:table-cell>
          <table:table-cell office:value-type="string">
            <text:p>Cookies and kittens</text:p>
          </table:table-cell>
          <table:table-cell office:value-type="string">
            <text:p>You are a whore</text:p>
          </table:table-cell>
        </table:table-row>
        <table:table-row table:style-name="ro1">
          <table:table-cell office:value-type="string">
            <text:p>Off-duty Nazis just looking for a good time</text:p>
          </table:table-cell>
          <table:table-cell office:value-type="string">
            <text:p>Cousin cuddling</text:p>
          </table:table-cell>
          <table:table-cell office:value-type="string">
            <text:p>Your ass hurting from wiping too much</text:p>
          </table:table-cell>
        </table:table-row>
        <table:table-row table:style-name="ro1">
          <table:table-cell office:value-type="string">
            <text:p>Old ladies paying by check</text:p>
          </table:table-cell>
          <table:table-cell office:value-type="string">
            <text:p>Cracking your knuckles</text:p>
          </table:table-cell>
          <table:table-cell office:value-type="string">
            <text:p>Your aunt barging into the bathroom when you're pooping</text:p>
          </table:table-cell>
        </table:table-row>
        <table:table-row table:style-name="ro1">
          <table:table-cell office:value-type="string">
            <text:p>Old Man Penis</text:p>
          </table:table-cell>
          <table:table-cell office:value-type="string">
            <text:p>Cripple Fight</text:p>
          </table:table-cell>
          <table:table-cell office:value-type="string">
            <text:p>Your face</text:p>
          </table:table-cell>
        </table:table-row>
        <table:table-row table:style-name="ro1">
          <table:table-cell office:value-type="string">
            <text:p>Old people having loud sex</text:p>
          </table:table-cell>
          <table:table-cell office:value-type="string">
            <text:p>Crotchless toddler underwear</text:p>
          </table:table-cell>
          <table:table-cell office:value-type="string">
            <text:p>Zombie consultants</text:p>
          </table:table-cell>
        </table:table-row>
        <table:table-row table:style-name="ro2">
          <table:table-cell office:value-type="string">
            <text:p>Cryogenically frozen testicles</text:p>
          </table:table-cell>
          <table:table-cell office:value-type="string">
            <text:p>Sticking a fork in an electrical socket</text:p>
          </table:table-cell>
          <table:table-cell office:value-type="string">
            <text:p>Zyklon B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 style:data-style-name="N2" text:time-value="0000-00-00T23:48:12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David Scott Cunningham</meta:initial-creator>
    <meta:creation-date>2013-01-10T14:37:54.34</meta:creation-date>
    <dc:date>2013-01-17T23:53:21.87</dc:date>
    <dc:creator>Mark David Scott Cunningham</dc:creator>
    <meta:editing-duration>PT1M11S</meta:editing-duration>
    <meta:editing-cycles>3</meta:editing-cycles>
    <meta:generator>LibreOffice/3.6$Windows_x86 LibreOffice_project/2ef5aff-a6fb0ff-166bdff-cf087ad-0f1389</meta:generator>
    <meta:document-statistic meta:table-count="1" meta:cell-count="477" meta:object-count="0"/>
  </office:meta>
</office:document-meta>
</file>